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4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style:font-name="Tahoma" fo:font-weight="bold" style:font-weight-asian="bold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79c6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1712448" text:id="ct51712448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51837968" text:id="ct51837968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52368416" text:id="ct52368416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51364048" text:id="ct5136404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51848368" text:id="ct51848368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52368784" text:id="ct5236878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51527520" text:id="ct51527520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51723488" text:id="ct51723488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52810448" text:id="ct5281044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1552192" text:id="ct5155219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1443392" text:id="ct5144339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1772080" text:id="ct5177208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1566464" text:id="ct5156646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3373872" text:id="ct53373872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51456336" text:id="ct5145633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50878496" text:id="ct50878496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51449056" text:id="ct51449056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51668816" text:id="ct51668816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51712448"/>self.Title()<text:change-end text:change-id="ct51712448"/><text:span text:style-name="T1"><text:line-break/></text:span></text:p>
      <text:p text:style-name="P4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Observations :</text:p>
      <text:p text:style-name="P3"><office:annotation><dc:creator>Auteur inconnu</dc:creator><dc:date>2016-03-09T15:45:51</dc:date><text:p><text:span text:style-name="T11">do text</text:span></text:p><text:p>from xhtml(view.printXhtml(self, self.getObservations()) or 'Aucune.')</text:p></office:annotation><text:span text:style-name="T6">Observations</text:span></text:p>
      <text:p text:style-name="P2"/>
      <text:p text:style-name="P2">Le <text:change-start text:change-id="ct51837968"/>meetingConfig.Title()<text:change-end text:change-id="ct51837968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change-start text:change-id="ct52368416"/><text:span text:style-name="T2">self.getFirstItemNumber()+item[0]</text:span><text:change-end text:change-id="ct52368416"/></text:p>
          </table:table-cell>
          <table:table-cell table:style-name="Tableau3.B1" office:value-type="string">
            <text:p text:style-name="P6"><text:change-start text:change-id="ct51364048"/>item[1].Title()<text:change-end text:change-id="ct51364048"/></text:p>
            <text:p text:style-name="Table_20_Contents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change-start text:change-id="ct51848368"/><text:span text:style-name="T2">self.getFirstItemNumber()+len(self.adapted().getPrintableItems(itemUids=itemUids, ignore_review_states</text:span><text:soft-page-break/><text:span text:style-name="T2">=['delayed', ]))+item[0]</text:span><text:change-end text:change-id="ct51848368"/></text:p>
          </table:table-cell>
          <table:table-cell table:style-name="Tableau2.A1" office:value-type="string">
            <text:p text:style-name="P7"><text:change-start text:change-id="ct52368784"/>item[1].Title()<text:change-end text:change-id="ct52368784"/></text:p>
            <text:p text:style-name="P5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P5"><text:span text:style-name="T3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P5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8">do text if self.getSignatures()</text:span></text:p></office:annotation><text:change-start text:change-id="ct51527520"/>self.getSignatures().split('\n')[0]<text:change-end text:change-id="ct51527520"/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change-start text:change-id="ct51723488"/>self.getSignatories(theObjects=True)[1].getGender()=='m' and 'Le' or 'La'<text:change-end text:change-id="ct51723488"/> <office:annotation><dc:creator>Gauthier Bastien</dc:creator><dc:date>2013-01-17T15:13:33</dc:date><text:p text:style-name="P11"><text:span text:style-name="T7">do text if not self.getSignatures()</text:span></text:p></office:annotation><text:change-start text:change-id="ct52810448"/>self.getSignatories(theObjects=True)[1].getDuty()<text:change-end text:change-id="ct52810448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7">do text if self.getSignatures()</text:span></text:p></office:annotation><text:change-start text:change-id="ct51552192"/>self.getSignatures().split('\n')[2]<text:change-end text:change-id="ct51552192"/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change-start text:change-id="ct51443392"/>self.getSignatories(theObjects=True)[0].getGender()=='m' and 'Le' or 'La'<text:change-end text:change-id="ct51443392"/> <office:annotation><dc:creator>Gauthier Bastien</dc:creator><dc:date>2013-01-17T15:13:33</dc:date><text:p text:style-name="P11"><text:span text:style-name="T7">do text if not self.getSignatures()</text:span></text:p></office:annotation><text:change-start text:change-id="ct51772080"/>self.getSignatories(theObjects=True)[0].getDuty()<text:change-end text:change-id="ct51772080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51566464"/><office:annotation><dc:creator>Gauthier Bastien</dc:creator><dc:date>2013-01-17T14:54:09</dc:date><text:p text:style-name="P11"><text:span text:style-name="T8">do text if self.getSignatures()</text:span></text:p></office:annotation><text:change-end text:change-id="ct51566464"/><text:change-start text:change-id="ct53373872"/>self.getSignatures().split('\n')[1]<text:change-end text:change-id="ct53373872"/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change-start text:change-id="ct51456336"/>self.getSignatories(theObjects=True)[1].Title()<text:change-end text:change-id="ct51456336"/></text:p>
          </table:table-cell>
          <table:table-cell table:style-name="Tableau1.A1" office:value-type="string">
            <text:p text:style-name="P9"><text:change-start text:change-id="ct50878496"/><office:annotation><dc:creator>Gauthier Bastien</dc:creator><dc:date>2013-01-17T14:54:09</dc:date><text:p text:style-name="P11"><text:span text:style-name="T8">do text if self.getSignatures()</text:span></text:p></office:annotation><text:change-end text:change-id="ct50878496"/><text:change-start text:change-id="ct51449056"/>self.getSignatures().split('\n')[3]<text:change-end text:change-id="ct51449056"/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change-start text:change-id="ct51668816"/>self.getSignatories(theObjects=True)[0].Title()<text:change-end text:change-id="ct5166881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5T15:50:35</meta:creation-date>
    <dc:language>fr-BE</dc:language>
    <meta:editing-cycles>37</meta:editing-cycles>
    <meta:editing-duration>PT26M43S</meta:editing-duration>
    <meta:initial-creator>Gauthier Bastien</meta:initial-creator>
    <dc:date>2016-04-13T12:09:31.708378942</dc:date>
    <meta:document-statistic meta:table-count="3" meta:image-count="0" meta:object-count="0" meta:page-count="2" meta:paragraph-count="25" meta:word-count="52" meta:character-count="858" meta:non-whitespace-character-count="826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